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, 'Ubuntu Beta', 'Bitstream Vera Sans', 'DejaVu Sans', Tahoma, sans-serif"/>
    <style:font-face style:name="UbuntuMono" svg:font-family="UbuntuMono, courier, monospace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60a" officeooo:paragraph-rsid="0002860a"/>
    </style:style>
    <style:style style:name="P2" style:family="paragraph" style:parent-style-name="Standard">
      <style:paragraph-properties fo:text-align="center" style:justify-single-word="false"/>
      <style:text-properties officeooo:rsid="00037c26" officeooo:paragraph-rsid="00037c26"/>
    </style:style>
    <style:style style:name="P3" style:family="paragraph" style:parent-style-name="Standard">
      <style:paragraph-properties fo:text-align="start" style:justify-single-word="false"/>
      <style:text-properties officeooo:rsid="0003e051" officeooo:paragraph-rsid="0003e051"/>
    </style:style>
    <style:style style:name="P4" style:family="paragraph" style:parent-style-name="Standard">
      <style:paragraph-properties fo:text-align="start" style:justify-single-word="false"/>
      <style:text-properties officeooo:paragraph-rsid="00048d46"/>
    </style:style>
    <style:style style:name="P5" style:family="paragraph" style:parent-style-name="Standard">
      <style:paragraph-properties fo:text-align="start" style:justify-single-word="false"/>
      <style:text-properties officeooo:rsid="00049e38" officeooo:paragraph-rsid="00049e38"/>
    </style:style>
    <style:style style:name="P6" style:family="paragraph" style:parent-style-name="Standard">
      <style:paragraph-properties fo:text-align="start" style:justify-single-word="false"/>
      <style:text-properties officeooo:rsid="00065499" officeooo:paragraph-rsid="00065499"/>
    </style:style>
    <style:style style:name="P7" style:family="paragraph" style:parent-style-name="Standard">
      <style:paragraph-properties fo:text-align="start" style:justify-single-word="false"/>
      <style:text-properties officeooo:rsid="00044ba1" officeooo:paragraph-rsid="00044ba1"/>
    </style:style>
    <style:style style:name="P8" style:family="paragraph" style:parent-style-name="Text_20_body">
      <style:paragraph-properties fo:text-align="start" style:justify-single-word="false"/>
      <style:text-properties officeooo:paragraph-rsid="00048d46"/>
    </style:style>
    <style:style style:name="P9" style:family="paragraph" style:parent-style-name="Text_20_body">
      <style:paragraph-properties fo:text-align="start" style:justify-single-word="false"/>
      <style:text-properties officeooo:rsid="00049e38" officeooo:paragraph-rsid="00049e38"/>
    </style:style>
    <style:style style:name="P10" style:family="paragraph" style:parent-style-name="Text_20_body">
      <style:paragraph-properties fo:text-align="start" style:justify-single-word="false"/>
      <style:text-properties officeooo:rsid="00065499" officeooo:paragraph-rsid="00065499"/>
    </style:style>
    <style:style style:name="P11" style:family="paragraph" style:parent-style-name="Preformatted_20_Text">
      <style:paragraph-properties fo:margin-left="0in" fo:margin-right="0in" fo:margin-top="0in" fo:margin-bottom="0.0835in" style:contextual-spacing="false" style:line-height-at-least="0.1665in" fo:text-align="start" style:justify-single-word="false" fo:text-indent="0in" style:auto-text-indent="false" fo:padding="0.0555in" fo:border="0.06pt dashed #c1b496"/>
      <style:text-properties fo:font-variant="normal" fo:text-transform="none" fo:color="#333333" style:font-name="UbuntuMono" fo:font-size="9.75pt" fo:letter-spacing="normal" fo:font-style="normal" fo:font-weight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48d46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0b2e3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48d46" officeooo:paragraph-rsid="00048d46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0b2e3b" officeooo:paragraph-rsid="000b2e3b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padding="0in" fo:border="none"/>
    </style:style>
    <style:style style:name="P17" style:family="paragraph" style:parent-style-name="Preformatted_20_Text" style:list-style-name="L2">
      <style:paragraph-properties fo:margin-left="0in" fo:margin-right="0in" fo:margin-top="0in" fo:margin-bottom="0.0835in" style:contextual-spacing="false" style:line-height-at-least="0.1665in" fo:text-align="start" style:justify-single-word="false" fo:text-indent="0in" style:auto-text-indent="false" fo:background-color="#f3f3f3" fo:padding="0.0555in" fo:border="0.06pt dashed #c1b496">
        <style:background-image/>
      </style:paragraph-properties>
      <style:text-properties fo:font-variant="normal" fo:text-transform="none" fo:color="#333333" style:font-name="UbuntuMono" fo:font-size="9.75pt" fo:letter-spacing="normal" fo:font-style="normal" fo:font-weight="normal"/>
    </style:style>
    <style:style style:name="T1" style:family="text">
      <style:text-properties officeooo:rsid="00044ba1"/>
    </style:style>
    <style:style style:name="T2" style:family="text">
      <style:text-properties officeooo:rsid="00048d46"/>
    </style:style>
    <style:style style:name="T3" style:family="text">
      <style:text-properties fo:font-variant="normal" fo:text-transform="none" fo:color="#333333" style:font-name="inherit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inherit" fo:font-size="9.75pt" fo:letter-spacing="normal" fo:font-style="normal" fo:font-weight="normal" fo:padding="0in" fo:border="none"/>
    </style:style>
    <style:style style:name="T5" style:family="text">
      <style:text-properties fo:font-variant="normal" fo:text-transform="none" fo:color="#333333" style:font-name="inherit" fo:font-size="9.75pt" fo:letter-spacing="normal" fo:font-style="normal" fo:font-weight="bold" fo:padding="0in" fo:border="none"/>
    </style:style>
    <style:style style:name="T6" style:family="text">
      <style:text-properties fo:font-variant="normal" fo:text-transform="none" fo:color="#333333" style:font-name="monospace" fo:font-size="9.75pt" fo:letter-spacing="normal" fo:font-style="normal" fo:font-weight="normal" fo:padding="0in" fo:border="none"/>
    </style:style>
    <style:style style:name="T7" style:family="text">
      <style:text-properties fo:font-variant="normal" fo:text-transform="none" fo:color="#333333" style:font-name="Ubuntu" fo:font-size="9.75pt" fo:letter-spacing="normal" fo:font-style="normal" fo:font-weight="normal"/>
    </style:style>
    <style:style style:name="T8" style:family="text">
      <style:text-properties fo:font-variant="normal" fo:text-transform="none" fo:color="#dd4814" style:text-line-through-style="none" style:text-line-through-type="none" style:font-name="inherit" fo:font-size="9.75pt" fo:letter-spacing="normal" fo:font-style="normal" style:text-underline-style="none" fo:font-weight="normal" style:text-blinking="false" fo:padding="0in" fo:border="none"/>
    </style:style>
    <style:style style:name="T9" style:family="text">
      <style:text-properties officeooo:rsid="0008102d"/>
    </style:style>
    <style:style style:name="T10" style:family="text">
      <style:text-properties officeooo:rsid="000b16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4340 – Seminar in Computer and Information Science (Sec 002)</text:p>
      <text:p text:style-name="P2">Lab 1: Hello World!</text:p>
      <text:p text:style-name="P3"/>
      <text:p text:style-name="P7">1. Setting up a virtual machine (Skip if you are using Linux or Linux-like systems)</text:p>
      <text:list xml:id="list3493012080789012684" text:style-name="L1">
        <text:list-item>
          <text:p text:style-name="P12"><text:span text:style-name="T1">Download and install VMWare Player on your machine: </text:span><text:a xlink:type="simple" xlink:href="http://virtualbox.org/wiki/Downloads"><text:span text:style-name="T1">http://virtualbox.org/wiki/Downloads</text:span></text:a></text:p>
        </text:list-item>
      </text:list>
      <text:p text:style-name="P10">Ubuntu 10.04 and above:</text:p>
      <text:p text:style-name="P8"><text:span text:style-name="T3">Install required packages </text:span><text:span text:style-name="Emphasis"><text:span text:style-name="T4">build-essential</text:span></text:span><text:span text:style-name="T3"> and </text:span><text:span text:style-name="Emphasis"><text:span text:style-name="T4">linux-headers</text:span></text:span><text:span text:style-name="T3">:</text:span><text:bookmark text:name="line-18"/><text:bookmark text:name="line-19"/></text:p>
      <text:list xml:id="list7140476889452620141" text:style-name="L2">
        <text:list-header>
          <text:p text:style-name="P17"><text:bookmark text:name="line-1"/>sudo apt-get install build-essential linux-headers-$(uname -r)</text:p>
          <text:p text:style-name="P16"><text:bookmark text:name="line-20"/><text:a xlink:type="simple" xlink:href="https://my.vmware.com/web/vmware/free#desktop_end_user_computing/vmware_player/6_0"><text:span text:style-name="T8">Download the latest VMware player</text:span></text:a><text:span text:style-name="T3"> e.g. </text:span><text:span text:style-name="Teletype"><text:span text:style-name="T6">VMware-Player-6.0.2-1744117.x86_64.bundle</text:span></text:span><text:span text:style-name="T3"> (download the </text:span><text:span text:style-name="Emphasis"><text:span text:style-name="T4">bundle</text:span></text:span><text:span text:style-name="T3"> version, not the </text:span><text:span text:style-name="Emphasis"><text:span text:style-name="T4">rpm</text:span></text:span><text:span text:style-name="T3">one) and run it as root using gksudo. You'll get a graphical installer that installs VMware player for you.</text:span><text:bookmark text:name="line-21"/><text:bookmark text:name="line-22"/></text:p>
          <text:p text:style-name="P17"><text:bookmark text:name="line-1-1"/>gksudo bash ~/Downloads/VMware-Player-6.0.2-1744117.x86_64.bundle</text:p>
        </text:list-header>
      </text:list>
      <text:p text:style-name="P9"><text:span text:style-name="Strong_20_Emphasis"><text:span text:style-name="T5">Note:</text:span></text:span><text:span text:style-name="T7"> this assumes the location of your Downloads folder is </text:span><text:span text:style-name="Teletype"><text:span text:style-name="T6">/home/$USER/Downloads</text:span></text:span><text:span text:style-name="T7">. *If nothing appears, you may need to make the file executable. You can do so with this command:</text:span><text:bookmark text:name="line-25"/><text:bookmark text:name="line-26"/></text:p>
      <text:p text:style-name="P11"><text:bookmark text:name="line-1-2"/>chmod +x ~/Downloads/VMware-Player-6.0.2-1744117.x86_64.bundle</text:p>
      <text:p text:style-name="P5"/>
      <text:p text:style-name="P6">Or search Google for the installation <text:span text:style-name="T9">for </text:span>your own system.</text:p>
      <text:p text:style-name="P6"/>
      <text:list xml:id="list94636668381921" text:continue-list="list3493012080789012684" text:style-name="L1">
        <text:list-item>
          <text:p text:style-name="P12"><text:span text:style-name="T2">Download the Cloudera QuickStart VM at </text:span><text:a xlink:type="simple" xlink:href="http://www.cloudera.com/content/dev-center/en/home/developer-admin-resources/quickstart-vm.html"><text:span text:style-name="T2">http://www.cloudera.com/content/dev-center/en/home/developer-admin-resources/quickstart-vm.html</text:span></text:a></text:p>
        </text:list-item>
      </text:list>
      <text:p text:style-name="P4"/>
      <text:list xml:id="list94637119081379" text:continue-numbering="true" text:style-name="L1">
        <text:list-item>
          <text:p text:style-name="P14">Uncompress the Cloudera Should we consider the virtual machine, it might be the easiest way since a lot of software need to be installed. </text:p>
        </text:list-item>
      </text:list>
      <text:p text:style-name="P3"/>
      <text:p text:style-name="P3">2. <text:span text:style-name="T10">Setting up the Python environment</text:span></text:p>
      <text:p text:style-name="P3"/>
      <text:list xml:id="list8053649373159449384" text:style-name="L3">
        <text:list-item>
          <text:p text:style-name="P15">Once you entered the virtual machine. Open the terminal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, 'Ubuntu Beta', 'Bitstream Vera Sans', 'DejaVu Sans', Tahoma, sans-serif"/>
    <style:font-face style:name="UbuntuMono" svg:font-family="UbuntuMono, courier, monospace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1:21:30.640133003</meta:creation-date>
    <meta:generator>LibreOffice/4.2.8.2$Linux_X86_64 LibreOffice_project/420m0$Build-2</meta:generator>
    <dc:date>2015-01-12T09:46:36.096197329</dc:date>
    <meta:editing-duration>PT3H8M14S</meta:editing-duration>
    <meta:editing-cycles>12</meta:editing-cycles>
    <meta:document-statistic meta:table-count="0" meta:image-count="0" meta:object-count="0" meta:page-count="1" meta:paragraph-count="17" meta:word-count="182" meta:character-count="1359" meta:non-whitespace-character-count="1196"/>
  </office:meta>
</office:document-meta>
</file>